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paragraph-properties fo:margin-top="0cm" fo:margin-bottom="0cm" style:contextual-spacing="false"/>
      <style:text-properties fo:color="#2a6099" loext:opacity="100%" style:font-name="Calibri" fo:font-size="16pt" style:text-underline-style="solid" style:text-underline-width="auto" style:text-underline-color="font-color" fo:font-weight="bold" officeooo:rsid="00263bd6" officeooo:paragraph-rsid="00263bd6" style:font-size-asian="16pt" style:font-weight-asian="bold" style:font-size-complex="16pt" style:font-weight-complex="bold"/>
    </style:style>
    <style:style style:name="P5" style:family="paragraph" style:parent-style-name="Text_20_body">
      <style:text-properties officeooo:paragraph-rsid="004b866e"/>
    </style:style>
    <style:style style:name="P6" style:family="paragraph" style:parent-style-name="Text_20_body">
      <style:text-properties fo:font-size="4pt" style:font-size-asian="4.19999980926514pt" style:font-size-complex="4.80000019073486pt"/>
    </style:style>
    <style:style style:name="P7" style:family="paragraph" style:parent-style-name="Text_20_body">
      <style:text-properties officeooo:paragraph-rsid="0041e98c"/>
    </style:style>
    <style:style style:name="P8" style:family="paragraph" style:parent-style-name="Text_20_body">
      <style:text-properties style:font-name="Calibri" fo:font-size="10pt" fo:font-weight="normal" officeooo:rsid="0078d3c2" officeooo:paragraph-rsid="0078d3c2" style:font-size-asian="10pt" style:font-weight-asian="normal" style:font-size-complex="10pt" style:font-weight-complex="normal"/>
    </style:style>
    <style:style style:name="P9" style:family="paragraph" style:parent-style-name="Text_20_body">
      <style:text-properties officeooo:paragraph-rsid="0079b7e8"/>
    </style:style>
    <style:style style:name="P10"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acbdc" officeooo:paragraph-rsid="007acbdc" style:font-size-asian="10pt" style:font-weight-asian="normal" style:font-size-complex="10pt" style:font-weight-complex="normal"/>
    </style:style>
    <style:style style:name="P11"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f3ec4" officeooo:paragraph-rsid="007f3ec4" style:font-size-asian="10pt" style:font-weight-asian="normal" style:font-size-complex="10pt" style:font-weight-complex="normal"/>
    </style:style>
    <style:style style:name="P12"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843ad8" officeooo:paragraph-rsid="00843ad8" style:font-size-asian="10pt" style:font-weight-asian="normal" style:font-size-complex="10pt" style:font-weight-complex="normal"/>
    </style:style>
    <style:style style:name="P13"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860486" officeooo:paragraph-rsid="00860486" style:font-size-asian="10pt" style:font-weight-asian="normal" style:font-size-complex="10pt" style:font-weight-complex="normal"/>
    </style:style>
    <style:style style:name="P14" style:family="paragraph" style:parent-style-name="Text_20_body">
      <style:paragraph-properties fo:margin-top="0cm" fo:margin-bottom="0cm" style:contextual-spacing="false"/>
      <style:text-properties style:font-name="Calibri" fo:font-size="10pt" fo:font-style="italic" style:text-underline-style="none" fo:font-weight="normal" officeooo:rsid="007f3ec4" officeooo:paragraph-rsid="007f3ec4" style:font-size-asian="10pt" style:font-style-asian="italic" style:font-weight-asian="normal" style:font-size-complex="10pt" style:font-style-complex="italic" style:font-weight-complex="normal"/>
    </style:style>
    <style:style style:name="P15"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7c83a9" style:font-size-asian="10pt" style:font-weight-asian="normal" style:font-size-complex="10pt" style:font-weight-complex="normal"/>
    </style:style>
    <style:style style:name="P16"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7dce76" style:font-size-asian="10pt" style:font-weight-asian="normal" style:font-size-complex="10pt" style:font-weight-complex="normal"/>
    </style:style>
    <style:style style:name="P17"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80b28c" style:font-size-asian="10pt" style:font-weight-asian="normal" style:font-size-complex="10pt" style:font-weight-complex="normal"/>
    </style:style>
    <style:style style:name="P18"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8317e1" style:font-size-asian="10pt" style:font-weight-asian="normal" style:font-size-complex="10pt" style:font-weight-complex="normal"/>
    </style:style>
    <style:style style:name="P19"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860486" style:font-size-asian="10pt" style:font-weight-asian="normal" style:font-size-complex="10pt" style:font-weight-complex="normal"/>
    </style:style>
    <style:style style:name="P20"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87737e" style:font-size-asian="10pt" style:font-weight-asian="normal" style:font-size-complex="10pt" style:font-weight-complex="normal"/>
    </style:style>
    <style:style style:name="P21"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88884a" style:font-size-asian="10pt" style:font-weight-asian="normal" style:font-size-complex="10pt"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76f4a5"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color="#3465a4" loext:opacity="100%" style:text-underline-style="solid" style:text-underline-width="auto" style:text-underline-color="font-color"/>
    </style:style>
    <style:style style:name="T7" style:family="text">
      <style:text-properties fo:color="#3465a4" loext:opacity="100%" style:text-underline-style="solid" style:text-underline-width="auto" style:text-underline-color="font-color" officeooo:rsid="00754de7"/>
    </style:style>
    <style:style style:name="T8" style:family="text">
      <style:text-properties fo:color="#3465a4" loext:opacity="100%" style:font-name="Calibri" style:text-underline-style="solid" style:text-underline-width="auto" style:text-underline-color="font-color"/>
    </style:style>
    <style:style style:name="T9"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10"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11" style:family="text">
      <style:text-properties fo:color="#3465a4" loext:opacity="100%" fo:font-size="28pt" style:text-underline-style="solid" style:text-underline-width="auto" style:text-underline-color="font-color" fo:font-weight="bold" officeooo:rsid="00754de7" style:font-name-asian="Noto Sans CJK SC" style:font-size-asian="28pt" style:font-weight-asian="bold" style:font-name-complex="Lohit Devanagari" style:font-size-complex="28pt" style:font-weight-complex="bold"/>
    </style:style>
    <style:style style:name="T12" style:family="text">
      <style:text-properties style:text-underline-style="none"/>
    </style:style>
    <style:style style:name="T13" style:family="text">
      <style:text-properties style:font-name="Calibri" fo:font-size="9pt" style:text-underline-style="none" fo:font-weight="normal" officeooo:rsid="0037f22d" style:font-size-asian="9pt" style:font-weight-asian="normal" style:font-size-complex="9pt" style:font-weight-complex="normal"/>
    </style:style>
    <style:style style:name="T14" style:family="text">
      <style:text-properties style:font-name="Calibri" fo:font-size="9pt" style:text-underline-style="none" fo:font-weight="normal" officeooo:rsid="0024dd70" style:font-size-asian="9pt" style:font-weight-asian="normal" style:font-size-complex="9pt" style:font-weight-complex="normal"/>
    </style:style>
    <style:style style:name="T15" style:family="text">
      <style:text-properties style:font-name="Calibri" fo:font-size="9pt" style:text-underline-style="none" fo:font-weight="normal" officeooo:rsid="007880a9" style:font-size-asian="9pt" style:font-weight-asian="normal" style:font-size-complex="9pt" style:font-weight-complex="normal"/>
    </style:style>
    <style:style style:name="T16" style:family="text">
      <style:text-properties style:font-name="Calibri" fo:font-size="16pt" style:text-underline-style="none" fo:font-weight="bold" officeooo:rsid="0028939e" style:font-size-asian="16pt" style:font-weight-asian="bold" style:font-size-complex="16pt" style:font-weight-complex="bold"/>
    </style:style>
    <style:style style:name="T17" style:family="text">
      <style:text-properties style:font-name="Calibri" fo:font-size="10pt" fo:font-weight="bold" officeooo:rsid="0079b7e8" style:font-size-asian="10pt" style:font-weight-asian="bold" style:font-size-complex="10pt" style:font-weight-complex="bold"/>
    </style:style>
    <style:style style:name="T18" style:family="text">
      <style:text-properties style:font-name="Calibri" fo:font-size="10pt" style:text-underline-style="none" fo:font-weight="normal" officeooo:rsid="0029380e" style:font-size-asian="10pt" style:font-weight-asian="normal" style:font-size-complex="10pt"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2d16dc" style:font-weight-asian="bold" style:font-weight-complex="bold"/>
    </style:style>
    <style:style style:name="T21" style:family="text">
      <style:text-properties fo:font-size="14pt" style:font-size-asian="14pt" style:font-size-complex="14pt"/>
    </style:style>
    <style:style style:name="T22" style:family="text">
      <style:text-properties fo:font-weight="bold" style:font-weight-asian="bold" style:font-weight-complex="bold"/>
    </style:style>
    <style:style style:name="T23" style:family="text">
      <style:text-properties officeooo:rsid="007b364a"/>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Activité </text:span><text:span text:style-name="T7">1</text:span><text:span text:style-name="T8">: </text:span><text:span text:style-name="T7">La </text:span><text:span text:style-name="T11">S</text:span><text:span text:style-name="T8">olubilité du sel .</text:span></text:p>
      <text:p text:style-name="P3"><text:span text:style-name="T21">Objectifs :</text:span><text:span text:style-name="T12"> </text:span></text:p>
      <text:p text:style-name="P5"><text:span text:style-name="T13">-</text:span><text:span text:style-name="T14"> </text:span><text:span text:style-name="T15">Notion de solubilité</text:span></text:p>
      <text:p text:style-name="P4">Contexte :</text:p>
      <text:p text:style-name="P8">Oscar Wilde verse pensivement du sel dans l'eau de cuisson de son riz, il dérape et met beaucoup plus de sel que prévu. Il mélange mais une partie du sel semble rester solide au fond de l'eau. Il est surpris car il pensait que le sel était soluble dans l'eau. Son fils lui indique que le sel est bien soluble dans l'eau mais pas en toute quantité.</text:p>
      <text:p text:style-name="P9"><text:span text:style-name="T17">Oscar aimerait connaître la quantité de sel maximale que l'on peut mettre dans l'eau pour qu'il soit complètement dissous.</text:span></text:p>
      <text:p text:style-name="P6"/>
      <text:p text:style-name="P7"><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16"><text:s text:c="5"/></text:span><text:span text:style-name="T9">Votre mission-travail à réaliser </text:span><text:span text:style-name="T10">:</text:span></text:p>
      <text:list xml:id="list2275693530" text:style-name="L1">
        <text:list-item>
          <text:p text:style-name="P10"><text:span text:style-name="T23">Répond individuellement, q</text:span>uelle expérience pourrait-on réaliser pour aider Oscar, soit <text:span text:style-name="T22">complet</text:span>, <text:span text:style-name="T22">précis</text:span>, fait des <text:span text:style-name="T22">schémas.</text:span></text:p>
        </text:list-item>
      </text:list>
      <text:p text:style-name="P16">…………………………………………….……………………………………………………………………………………………………….………………………………….………………………………</text:p>
      <text:p text:style-name="P16">…………………………………………….……………………………………………………………………………………………………….………………………………….………………………………</text:p>
      <text:p text:style-name="P16">…………………………………………….……………………………………………………………………………………………………….………………………………….………………………………</text:p>
      <text:p text:style-name="P16">…………………………………………….……………………………………………………………………………………………………….………………………………….………………………………</text:p>
      <text:p text:style-name="P16">…………………………………………….……………………………………………………………………………………………………….………………………………….………………………………</text:p>
      <text:p text:style-name="P16">…………………………………………….……………………………………………………………………………………………………….………………………………….………………………………</text:p>
      <text:p text:style-name="P16">…………………………………………….……………………………………………………………………………………………………….………………………………….………………………………</text:p>
      <text:p text:style-name="P16">…………………………………………….……………………………………………………………………………………………………….………………………………….………………………………</text:p>
      <text:p text:style-name="P16"/>
      <text:p text:style-name="P16"/>
      <text:p text:style-name="P16"/>
      <text:p text:style-name="P16"/>
      <text:p text:style-name="P16"/>
      <text:p text:style-name="P16"/>
      <text:list xml:id="list210228696929210" text:continue-numbering="true" text:style-name="L1">
        <text:list-item>
          <text:p text:style-name="P11">En groupe, discute de tes idées et comparent les avec celles de tes camarades.</text:p>
        </text:list-item>
      </text:list>
      <text:p text:style-name="P14">En classe, on va échanger sur les différentes expériences que les groupes ont trouvés.</text:p>
      <text:list xml:id="list210230524144551" text:continue-numbering="true" text:style-name="L1">
        <text:list-item>
          <text:p text:style-name="P11">Noter l'expérience choisie en classe entière.</text:p>
        </text:list-item>
      </text:list>
      <text:p text:style-name="P17">…………………………………………….……………………………………………………………………………………</text:p>
      <text:p text:style-name="P17">…………………………………………….……………………………………………………………………………………</text:p>
      <text:p text:style-name="P17">…………………………………………….……………………………………………………………………………………</text:p>
      <text:p text:style-name="P18">…………………………………………….……………………………………………………………………………………</text:p>
      <text:p text:style-name="P18">…………………………………………….……………………………………………………………………………………</text:p>
      <text:p text:style-name="P18">…………………………………………….……………………………………………………………………………………</text:p>
      <text:list xml:id="list210229721080279" text:continue-numbering="true" text:style-name="L1">
        <text:list-item>
          <text:p text:style-name="P12">Noter les résultats de l'expérience.</text:p>
        </text:list-item>
      </text:list>
      <text:p text:style-name="P21">…………………………………………….……………………………………………………………………………………………………….………………………………….………………………………</text:p>
      <text:p text:style-name="P21">…………………………………………….……………………………………………………………………………………………………….………………………………….………………………………</text:p>
      <text:p text:style-name="P21">…………………………………………….……………………………………………………………………………………………………….………………………………….………………………………</text:p>
      <text:list xml:id="list210228442436948" text:continue-numbering="true" text:style-name="L1">
        <text:list-item>
          <text:p text:style-name="P13">Conclure.</text:p>
        </text:list-item>
      </text:list>
      <text:p text:style-name="P20">…………………………………………….……………………………………………………………………………………………………….………………………………….………………………………</text:p>
      <text:p text:style-name="P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76f4a5"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1</text:page-number></text:span><text:span text:style-name="MT5">/</text:span><text:span text:style-name="MT5"><text:page-count>1</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5M11S</meta:editing-duration>
    <meta:editing-cycles>36</meta:editing-cycles>
    <meta:generator>LibreOffice/7.0.4.2$Linux_X86_64 LibreOffice_project/00$Build-2</meta:generator>
    <meta:creation-date>2021-02-11T10:59:54.903285377</meta:creation-date>
    <meta:initial-creator>J Cercy</meta:initial-creator>
    <dc:date>2021-05-06T21:02:28.199749942</dc:date>
    <dc:creator>J Cercy</dc:creator>
    <meta:document-statistic meta:table-count="0" meta:image-count="1" meta:object-count="0" meta:page-count="1" meta:paragraph-count="33" meta:word-count="188" meta:character-count="2407" meta:non-whitespace-character-count="2223"/>
  </office:meta>
</office:document-meta>
</file>